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1" table:number-columns-repeated="16367"/>
        <table:table-row table:style-name="ro1">
          <table:table-cell table:style-name="ce1"/>
          <table:table-cell table:number-columns-repeated="16"/>
          <table:table-cell table:style-name="Default" table:number-columns-repeated="16367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Chart</svg:title>
            </draw:frame>
          </table:table-cell>
          <table:table-cell table:number-columns-repeated="12"/>
          <table:table-cell table:style-name="Default" table:number-columns-repeated="16367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3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3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394" calcext:value-type="float">
            <text:p>394</text:p>
          </table:table-cell>
          <table:table-cell table:number-columns-repeated="13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785" calcext:value-type="float">
            <text:p>785</text:p>
          </table:table-cell>
          <table:table-cell table:number-columns-repeated="9"/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N8]/60" office:value-type="float" office:value="30" calcext:value-type="float">
            <text:p>30</text:p>
          </table:table-cell>
          <table:table-cell table:style-name="Default" table:number-columns-repeated="16367"/>
        </table:table-row>
        <table:table-row table:style-name="ro2" table:number-rows-repeated="1048567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Rewards" table:style-name="ta2">
        <table:table-column table:style-name="co1" table:number-columns-repeated="4" table:default-cell-style-name="Default"/>
        <table:table-column table:style-name="co1" table:number-columns-repeated="16380"/>
        <table:table-row table:style-name="ro2">
          <table:table-cell table:number-columns-repeated="4"/>
          <table:table-cell table:style-name="Default"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Chart</svg:title>
            </draw:frame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2" table:number-rows-repeated="1048569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09:50:02.47617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wards" style:display-name="PageStyle_Rewa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15T18:11:15.379917700</dc:date>
    <meta:editing-duration>PT16H12M44S</meta:editing-duration>
    <meta:editing-cycles>2</meta:editing-cycles>
    <meta:document-statistic meta:table-count="2" meta:cell-count="4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Roboto" fo:font-size="18pt" style:font-size-asian="18pt" style:font-size-complex="18pt"/>
    </style:style>
    <style:style style:name="T2" style:family="text">
      <style:text-properties fo:color="#000000" style:text-position="0% 100%" fo:font-family="Roboto" fo:font-size="10pt" style:font-size-asian="10pt" style:font-size-complex="10pt"/>
    </style:style>
  </office:automatic-styles>
  <office:body>
    <office:chart>
      <chart:chart svg:width="15.875cm" svg:height="9.816cm" xlink:href=".." xlink:type="simple" chart:class="chart:line" chart:style-name="ch1">
        <chart:title svg:x="3.615cm" svg:y="0.332cm" chart:style-name="ch2">
          <text:p><text:span text:style-name="T1">Get Location: Time / Users</text:span></text:p>
        </chart:title>
        <chart:legend chart:legend-position="end" svg:x="12.103cm" svg:y="4.36cm" style:legend-expansion="high" chart:style-name="ch3"/>
        <chart:plot-area chart:style-name="ch4" svg:x="1.377cm" svg:y="1.651cm" svg:width="10.409cm" svg:height="7.969cm">
          <chart:coordinate-region svg:x="2.243cm" svg:y="1.85cm" svg:width="9.543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7cm" chart:style-name="ch7">
              <text:p><text:span text:style-name="T2">Time (Seconds)</text:span>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">
                <text:p>0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785">
                <text:p>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Roboto" fo:font-size="18pt" style:font-size-asian="18pt" style:font-size-complex="18pt"/>
    </style:style>
    <style:style style:name="T2" style:family="text">
      <style:text-properties fo:color="#000000" style:text-position="0% 100%" fo:font-family="Roboto" fo:font-size="10pt" style:font-size-asian="10pt" style:font-size-complex="10pt"/>
    </style:style>
  </office:automatic-styles>
  <office:body>
    <office:chart>
      <chart:chart svg:width="15.875cm" svg:height="9.816cm" xlink:href=".." xlink:type="simple" chart:class="chart:line" chart:style-name="ch1">
        <chart:title svg:x="3.596cm" svg:y="0.332cm" chart:style-name="ch2">
          <text:p><text:span text:style-name="T1">Get Rewards: Time / Users</text:span></text:p>
        </chart:title>
        <chart:legend chart:legend-position="end" svg:x="11.856cm" svg:y="4.36cm" style:legend-expansion="high" chart:style-name="ch3"/>
        <chart:plot-area chart:style-name="ch4" svg:x="1.377cm" svg:y="1.651cm" svg:width="10.162cm" svg:height="7.969cm">
          <chart:coordinate-region svg:x="2.572cm" svg:y="1.85cm" svg:width="8.967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7cm" chart:style-name="ch7">
              <text:p><text:span text:style-name="T2">Time (Seconds)</text:span>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0">
                <text:p>0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